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Bodoni MT Black" svg:font-family="'Bodoni MT Black'" style:font-family-generic="roman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6456" officeooo:paragraph-rsid="00156456" style:font-size-asian="17.5pt" style:font-size-complex="20pt"/>
    </style:style>
    <style:style style:name="P2" style:family="paragraph" style:parent-style-name="Standard">
      <style:text-properties style:font-name="Amiri Quran" fo:font-size="20pt" officeooo:rsid="00156456" officeooo:paragraph-rsid="00156456" style:font-size-asian="17.5pt" style:font-size-complex="20pt"/>
    </style:style>
    <style:style style:name="P3" style:family="paragraph" style:parent-style-name="Standard">
      <style:text-properties style:font-name="Amiri Quran" fo:font-size="26pt" officeooo:rsid="00156456" officeooo:paragraph-rsid="00156456" style:font-size-asian="22.75pt" style:font-size-complex="26pt"/>
    </style:style>
    <style:style style:name="P4" style:family="paragraph" style:parent-style-name="Standard">
      <style:text-properties style:font-name="Amiri Quran" fo:font-size="26pt" style:text-underline-style="dash" style:text-underline-width="auto" style:text-underline-color="font-color" officeooo:rsid="00156456" officeooo:paragraph-rsid="00156456" style:font-size-asian="22.75pt" style:font-size-complex="26pt"/>
    </style:style>
    <style:style style:name="P5" style:family="paragraph" style:parent-style-name="Standard">
      <style:text-properties style:font-name="Amiri Quran" fo:font-size="26pt" style:text-underline-style="none" officeooo:rsid="00156456" officeooo:paragraph-rsid="00156456" style:font-size-asian="22.75pt" style:font-size-complex="26pt"/>
    </style:style>
    <style:style style:name="T1" style:family="text">
      <style:text-properties style:font-name="Bodoni MT Black" fo:font-size="60pt" style:font-size-asian="60pt" style:font-size-complex="60pt"/>
    </style:style>
    <style:style style:name="T2" style:family="text">
      <style:text-properties fo:color="#000000" loext:opacity="100%" style:font-name="Bodoni MT Black" fo:font-size="54pt" style:text-underline-style="solid" style:text-underline-width="bold" style:text-underline-color="font-color" officeooo:rsid="00156456" fo:background-color="transparent" loext:char-shading-value="0" style:font-size-asian="54pt" style:font-size-complex="54pt"/>
    </style:style>
    <style:style style:name="T3" style:family="text">
      <style:text-properties fo:color="#000000" loext:opacity="100%" style:font-name="Bodoni MT Black" fo:background-color="transparent" loext:char-shading-value="0"/>
    </style:style>
    <style:style style:name="T4" style:family="text">
      <style:text-properties fo:color="#000000" loext:opacity="100%" style:font-name="Bodoni MT Black" style:text-underline-style="solid" style:text-underline-width="bold" style:text-underline-color="font-color" officeooo:rsid="00156456" fo:background-color="transparent" loext:char-shading-value="0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fo:color="#000000" loext:opacity="100%" style:text-underline-style="dash" style:text-underline-width="auto" style:text-underline-color="font-color" fo:background-color="transparent" loext:char-shading-value="0"/>
    </style:style>
    <style:style style:name="T7" style:family="text">
      <style:text-properties fo:color="#000000" loext:opacity="100%" style:text-underline-style="solid" style:text-underline-width="bold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9"/><text:span text:style-name="T1"><text:s/></text:span><text:span text:style-name="T2">VRT’S</text:span></text:p>
      <text:p text:style-name="Standard"><text:span text:style-name="T2"/></text:p>
      <text:p text:style-name="P4"><text:span text:style-name="T5">Participantes:</text:span></text:p>
      <text:p text:style-name="P5"><text:span text:style-name="T5">.Victoria Pibernus</text:span></text:p>
      <text:p text:style-name="P5"><text:span text:style-name="T5">.Romina Mamani</text:span></text:p>
      <text:p text:style-name="P5"><text:span text:style-name="T5">.Thiago Castellano</text:span></text:p>
      <text:p text:style-name="P1"><text:span text:style-name="T3"/></text:p>
      <text:p text:style-name="P1"><text:span text:style-name="T3"/></text:p>
      <text:p text:style-name="P3"><text:span text:style-name="T6">Slogan: </text:span><text:span text:style-name="T5">“Hacemos el código de tus sueños”</text:span></text:p>
      <text:p text:style-name="P3"><text:span text:style-name="T5"/></text:p>
      <text:p text:style-name="P3"><text:span text:style-name="T6">Visión:</text:span><text:span text:style-name="T5"> Lograr satisfacer a todos los clientes con nuestros códigos</text:span></text:p>
      <text:p text:style-name="P3"><text:soft-page-break/><text:span text:style-name="T5"/></text:p>
      <text:p text:style-name="P3"><text:span text:style-name="T6">Misión: </text:span><text:span text:style-name="T5">Nuestra misión es que la gente pueda crear sus propios códigos.</text:span></text:p>
      <text:p text:style-name="P3"><text:span text:style-name="T5"/></text:p>
      <text:p text:style-name="P3"><text:span text:style-name="T6">Servicios ofrecidos desarrollo de:</text:span><text:span text:style-name="T5"> </text:span></text:p>
      <text:p text:style-name="P3"><text:span text:style-name="T5">Aplicación robótica</text:span></text:p>
      <text:p text:style-name="P3"><text:span text:style-name="T5">Aplicación de escritorio</text:span></text:p>
      <text:p text:style-name="P3"><text:span text:style-name="T5">Aplicación de sistemas </text:span></text:p>
      <text:p text:style-name="P3"><text:span text:style-name="T5"/></text:p>
      <text:p text:style-name="P3"><text:span text:style-name="T5">Nuestra empresa se trata de ayudar a los usuarios para tener una mejor experiencia </text:span><text:soft-page-break/><text:span text:style-name="T5">para realizar nuestros códigos y también cumplir sus sueños y logros en nuestra empresa.</text:span></text:p>
      <text:p text:style-name="P3"><text:span text:style-name="T5">Los códigos que los usuarios usaran serán gratis con respecto a que compartan nuestros servicios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Bodoni MT Black" svg:font-family="'Bodoni MT Black'" style:font-family-generic="roman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1:24:24.131000000</meta:creation-date>
    <dc:date>2023-08-25T11:49:58.830000000</dc:date>
    <meta:editing-duration>PT25M36S</meta:editing-duration>
    <meta:editing-cycles>1</meta:editing-cycles>
    <meta:document-statistic meta:table-count="0" meta:image-count="0" meta:object-count="0" meta:page-count="4" meta:paragraph-count="14" meta:word-count="92" meta:character-count="657" meta:non-whitespace-character-count="537"/>
    <meta:generator>LibreOffice/7.5.3.2$Windows_X86_64 LibreOffice_project/9f56dff12ba03b9acd7730a5a481eea045e468f3</meta:generator>
  </office:meta>
</office:document-meta>
</file>